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3CDOMStreamWriter.writeEmptyElement( String prefix , String namespace , String 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Writer.writeStartDocument( String encoding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Writer.write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Writer.writeCommen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Writer.getNamespac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Writer.ge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Writer.writeCharacters( char [ ] text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Writer.writeAttribute( String local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3CDOMStreamWriter.setPrefix( String arg0 ,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3CDOMStreamWriter.writeAttribute( String prefix , String namespace , String local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3CDOMStreamWriter.writeDefaultNamespace(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Writer.write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3CDOMStreamWriter.writeEmptyElement( String namespace , String 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Writer.writeStartElement( String 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Writer.getProperty( String pr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Writer.writeStartElement( String prefix , String local , String namesp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3CDOMStreamWriter.W3CDOMStreamWriter( Document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Writer.writeCData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Writer.writeStartElement( String namespace , String 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Writer.getPrefix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Writer.writeAttribute( String namespace , String local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3CDOMStreamWriter.W3CDOMStream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Writer.writeProcessingInstruction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Writer.W3CDOMStreamWriter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Writer.setDefaultNamespace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3CDOMStreamWriter.writeDTD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Writer.newChild(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3CDOMStreamWriter.writeEntityRef( String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Writer.writeStartDocument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Writer.writeEmptyElement( String 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Writer.writeCharacters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Writer.setNamespaceContext( Namespace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Writer.writeNamespace( String prefix , String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3CDOMStreamWriter.writeEnd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3CDOMStreamWriter.write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